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kingFrame.onLineChange( Context cx ,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onExceptionThrown( Context cx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StackTrackingFrame( DebuggableScrip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kingFrame.onExit( Context cx , boolean byThrow , Object resultOrExce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tionTrackingDebugger.getException( String description , Exception original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ckTrackingFrame.onEnter( Context cx , Scriptable activation , Scriptable thisObj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TrackingDebugger.handleCompilationDone( Context cx , DebuggableScript fnOrScript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TrackingDebugger.getFrame( Context cx , DebuggableScript fnOr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TrackingDebugger.getLocation( Object obj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